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64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1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Midterm 1 Score</text:p>
          </table:table-cell>
          <table:table-cell office:value-type="string" calcext:value-type="string">
            <text:p>Midterm 2 Score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FinalProject</text:p>
          </table:table-cell>
          <table:table-cell office:value-type="string" calcext:value-type="string">
            <text:p>RawGrade</text:p>
          </table:table-cell>
          <table:table-cell office:value-type="string" calcext:value-type="string">
            <text:p>With Curve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Gillian</text:p>
          </table:table-cell>
          <table:table-cell office:value-type="string" calcext:value-type="string">
            <text:p>Coffey</text:p>
          </table:table-cell>
          <table:table-cell office:value-type="string" calcext:value-type="string">
            <text:p>gcoffey@poets.whittier.edu</text:p>
          </table:table-cell>
          <table:table-cell table:formula="of:=18/25" office:value-type="float" office:value="0.72" calcext:value-type="float">
            <text:p>0.72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0.792875571281144" calcext:value-type="float">
            <text:p>0.792875571281144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2]+[.F2]*0.3+0.15*[.D2]+0.15*[.E2]+0.25*[.H2]" office:value-type="float" office:value="0.880862671384343" calcext:value-type="float">
            <text:p>0.880862671384343</text:p>
          </table:table-cell>
          <table:table-cell table:formula="of:=[.I2]+0.03" office:value-type="float" office:value="0.910862671384343" calcext:value-type="float">
            <text:p>0.910862671384343</text:p>
          </table:table-cell>
          <table:table-cell/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Frizzell</text:p>
          </table:table-cell>
          <table:table-cell office:value-type="string" calcext:value-type="string">
            <text:p>sfrizzel@poets.whittier.edu</text:p>
          </table:table-cell>
          <table:table-cell table:formula="of:=19/25" office:value-type="float" office:value="0.76" calcext:value-type="float">
            <text:p>0.76</text:p>
          </table:table-cell>
          <table:table-cell table:formula="of:=22/20" office:value-type="float" office:value="1.1" calcext:value-type="float">
            <text:p>1.1</text:p>
          </table:table-cell>
          <table:table-cell office:value-type="float" office:value="0.956766917293233" calcext:value-type="float">
            <text:p>0.956766917293233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3]+[.F3]*0.3+0.15*[.D3]+0.15*[.E3]+0.25*[.H3]" office:value-type="float" office:value="0.96603007518797" calcext:value-type="float">
            <text:p>0.96603007518797</text:p>
          </table:table-cell>
          <table:table-cell table:formula="of:=[.I3]+0.03" office:value-type="float" office:value="0.99603007518797" calcext:value-type="float">
            <text:p>0.99603007518797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Goldenberg</text:p>
          </table:table-cell>
          <table:table-cell office:value-type="string" calcext:value-type="string">
            <text:p>mgoldenb@poets.whittier.edu</text:p>
          </table:table-cell>
          <table:table-cell table:formula="of:=17/25" office:value-type="float" office:value="0.68" calcext:value-type="float">
            <text:p>0.68</text:p>
          </table:table-cell>
          <table:table-cell office:value-type="string" calcext:value-type="string">
            <text:p>?</text:p>
          </table:table-cell>
          <table:table-cell office:value-type="float" office:value="0.385574229691877" calcext:value-type="float">
            <text:p>0.385574229691877</text:p>
          </table:table-cell>
          <table:table-cell table:formula="of:=0.15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Golubev</text:p>
          </table:table-cell>
          <table:table-cell office:value-type="string" calcext:value-type="string">
            <text:p>mgolubev@poets.whittier.edu</text:p>
          </table:table-cell>
          <table:table-cell table:formula="of:=23/25" office:value-type="float" office:value="0.92" calcext:value-type="float">
            <text:p>0.92</text:p>
          </table:table-cell>
          <table:table-cell table:formula="of:=22/20" office:value-type="float" office:value="1.1" calcext:value-type="float">
            <text:p>1.1</text:p>
          </table:table-cell>
          <table:table-cell office:value-type="float" office:value="0.864012973610497" calcext:value-type="float">
            <text:p>0.864012973610497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5]+[.F5]*0.3+0.15*[.D5]+0.15*[.E5]+0.25*[.H5]" office:value-type="float" office:value="0.962203892083149" calcext:value-type="float">
            <text:p>0.962203892083149</text:p>
          </table:table-cell>
          <table:table-cell table:formula="of:=[.I5]+0.03" office:value-type="float" office:value="0.992203892083149" calcext:value-type="float">
            <text:p>0.992203892083149</text:p>
          </table:table-cell>
          <table:table-cell/>
        </table:table-row>
        <table:table-row table:style-name="ro1">
          <table:table-cell office:value-type="string" calcext:value-type="string">
            <text:p>Loren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lgrey@poets.whittier.edu</text:p>
          </table:table-cell>
          <table:table-cell table:formula="of:=20.5/25" office:value-type="float" office:value="0.82" calcext:value-type="float">
            <text:p>0.82</text:p>
          </table:table-cell>
          <table:table-cell office:value-type="string" calcext:value-type="string">
            <text:p>?</text:p>
          </table:table-cell>
          <table:table-cell office:value-type="float" office:value="0.790048651039363" calcext:value-type="float">
            <text:p>0.790048651039363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6]+[.F6]*0.3+0.15*[.D6]+0.15*[.E6]+0.25*[.H6]" office:value-type="string" office:string-value="" calcext:value-type="error">
            <text:p>#VALUE!</text:p>
          </table:table-cell>
          <table:table-cell table:formula="of:=[.I6]+0.03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he@poets.whittier.edu</text:p>
          </table:table-cell>
          <table:table-cell table:formula="of:=21/25" office:value-type="float" office:value="0.84" calcext:value-type="float">
            <text:p>0.84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0.875266106442577" calcext:value-type="float">
            <text:p>0.875266106442577</text:p>
          </table:table-cell>
          <table:table-cell table:formula="of:=0.15" office:value-type="float" office:value="0.15" calcext:value-type="float">
            <text:p>0.15</text:p>
          </table:table-cell>
          <table:table-cell table:formula="of:=9/10" office:value-type="float" office:value="0.9" calcext:value-type="float">
            <text:p>0.9</text:p>
          </table:table-cell>
          <table:table-cell table:formula="of:=[.G7]+[.F7]*0.3+0.15*[.D7]+0.15*[.E7]+0.25*[.H7]" office:value-type="float" office:value="0.898579831932773" calcext:value-type="float">
            <text:p>0.898579831932773</text:p>
          </table:table-cell>
          <table:table-cell table:formula="of:=[.I7]+0.03" office:value-type="float" office:value="0.928579831932773" calcext:value-type="float">
            <text:p>0.928579831932773</text:p>
          </table:table-cell>
          <table:table-cell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Hermosillo</text:p>
          </table:table-cell>
          <table:table-cell office:value-type="string" calcext:value-type="string">
            <text:p>ihermosi@poets.whittier.edu</text:p>
          </table:table-cell>
          <table:table-cell table:formula="of:=21/25" office:value-type="float" office:value="0.84" calcext:value-type="float">
            <text:p>0.84</text:p>
          </table:table-cell>
          <table:table-cell table:formula="of:=22/20" office:value-type="float" office:value="1.1" calcext:value-type="float">
            <text:p>1.1</text:p>
          </table:table-cell>
          <table:table-cell office:value-type="float" office:value="0.594702196668141" calcext:value-type="float">
            <text:p>0.594702196668141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8]+[.F8]*0.3+0.15*[.D8]+0.15*[.E8]+0.25*[.H8]" office:value-type="float" office:value="0.869410659000442" calcext:value-type="float">
            <text:p>0.869410659000442</text:p>
          </table:table-cell>
          <table:table-cell table:formula="of:=[.I8]+0.03" office:value-type="float" office:value="0.899410659000442" calcext:value-type="float">
            <text:p>0.899410659000442</text:p>
          </table:table-cell>
          <table:table-cell/>
        </table:table-row>
        <table:table-row table:style-name="ro1">
          <table:table-cell office:value-type="string" calcext:value-type="string">
            <text:p>Joscelyn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jherna19@poets.whittier.edu</text:p>
          </table:table-cell>
          <table:table-cell table:formula="of:=17/25" office:value-type="float" office:value="0.68" calcext:value-type="float">
            <text:p>0.68</text:p>
          </table:table-cell>
          <table:table-cell office:value-type="string" calcext:value-type="string">
            <text:p>--</text:p>
          </table:table-cell>
          <table:table-cell office:value-type="float" office:value="0.380952380952381" calcext:value-type="float">
            <text:p>0.380952380952381</text:p>
          </table:table-cell>
          <table:table-cell table:formula="of:=0.15" office:value-type="float" office:value="0.15" calcext:value-type="float">
            <text:p>0.15</text:p>
          </table:table-cell>
          <table:table-cell table:number-columns-repeated="3"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Kamarina</text:p>
          </table:table-cell>
          <table:table-cell office:value-type="string" calcext:value-type="string">
            <text:p>Hewett</text:p>
          </table:table-cell>
          <table:table-cell office:value-type="string" calcext:value-type="string">
            <text:p>khewett@poets.whittier.edu</text:p>
          </table:table-cell>
          <table:table-cell table:formula="of:=25/25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0.712704555506413" calcext:value-type="float">
            <text:p>0.712704555506413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10]+[.F10]*0.3+0.15*[.D10]+0.15*[.E10]+0.25*[.H10]" office:value-type="float" office:value="0.906311366651924" calcext:value-type="float">
            <text:p>0.906311366651924</text:p>
          </table:table-cell>
          <table:table-cell table:formula="of:=[.I10]+0.03" office:value-type="float" office:value="0.936311366651924" calcext:value-type="float">
            <text:p>0.936311366651924</text:p>
          </table:table-cell>
          <table:table-cell/>
        </table:table-row>
        <table:table-row table:style-name="ro1">
          <table:table-cell office:value-type="string" calcext:value-type="string">
            <text:p>Susana</text:p>
          </table:table-cell>
          <table:table-cell office:value-type="string" calcext:value-type="string">
            <text:p>Jaramillo</text:p>
          </table:table-cell>
          <table:table-cell office:value-type="string" calcext:value-type="string">
            <text:p>sjaramil@poets.whittier.edu</text:p>
          </table:table-cell>
          <table:table-cell table:formula="of:=20/25" office:value-type="float" office:value="0.8" calcext:value-type="float">
            <text:p>0.8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0.658167477517323" calcext:value-type="float">
            <text:p>0.658167477517323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11]+[.F11]*0.3+0.15*[.D11]+0.15*[.E11]+0.25*[.H11]" office:value-type="float" office:value="0.822450243255197" calcext:value-type="float">
            <text:p>0.822450243255197</text:p>
          </table:table-cell>
          <table:table-cell table:formula="of:=[.I11]+0.03" office:value-type="float" office:value="0.852450243255197" calcext:value-type="float">
            <text:p>0.852450243255197</text:p>
          </table:table-cell>
          <table:table-cell/>
        </table:table-row>
        <table:table-row table:style-name="ro1">
          <table:table-cell office:value-type="string" calcext:value-type="string">
            <text:p>Talar</text:p>
          </table:table-cell>
          <table:table-cell office:value-type="string" calcext:value-type="string">
            <text:p>Kenderian</text:p>
          </table:table-cell>
          <table:table-cell office:value-type="string" calcext:value-type="string">
            <text:p>tkenderi@poets.whittier.edu</text:p>
          </table:table-cell>
          <table:table-cell table:formula="of:=21/25" office:value-type="float" office:value="0.84" calcext:value-type="float">
            <text:p>0.84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0.271988795518207" calcext:value-type="float">
            <text:p>0.271988795518207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12]+[.F12]*0.3+0.15*[.D12]+0.15*[.E12]+0.25*[.H12]" office:value-type="float" office:value="0.742596638655462" calcext:value-type="float">
            <text:p>0.742596638655462</text:p>
          </table:table-cell>
          <table:table-cell table:formula="of:=[.I12]+0.03" office:value-type="float" office:value="0.772596638655462" calcext:value-type="float">
            <text:p>0.772596638655462</text:p>
          </table:table-cell>
          <table:table-cell/>
        </table:table-row>
        <table:table-row table:style-name="ro1">
          <table:table-cell office:value-type="string" calcext:value-type="string">
            <text:p>Aman</text:p>
          </table:table-cell>
          <table:table-cell office:value-type="string" calcext:value-type="string">
            <text:p>Kumpawat</text:p>
          </table:table-cell>
          <table:table-cell office:value-type="string" calcext:value-type="string">
            <text:p>akumpawa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.942481203007519" calcext:value-type="float">
            <text:p>0.942481203007519</text:p>
          </table:table-cell>
          <table:table-cell table:formula="of:=0.15" office:value-type="float" office:value="0.15" calcext:value-type="float">
            <text:p>0.15</text:p>
          </table:table-cell>
          <table:table-cell table:formula="of:=9/10" office:value-type="float" office:value="0.9" calcext:value-type="float">
            <text:p>0.9</text:p>
          </table:table-cell>
          <table:table-cell table:formula="of:=[.G13]+[.F13]*0.3+0.15*[.D13]+0.15*[.E13]+0.25*[.H13]" office:value-type="float" office:value="0.939744360902256" calcext:value-type="float">
            <text:p>0.939744360902256</text:p>
          </table:table-cell>
          <table:table-cell table:formula="of:=[.I13]+0.03" office:value-type="float" office:value="0.969744360902256" calcext:value-type="float">
            <text:p>0.969744360902256</text:p>
          </table:table-cell>
          <table:table-cell/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dleach@poets.whittier.edu</text:p>
          </table:table-cell>
          <table:table-cell table:formula="of:=20/25" office:value-type="float" office:value="0.8" calcext:value-type="float">
            <text:p>0.8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0.174611528822055" calcext:value-type="float">
            <text:p>0.174611528822055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14]+[.F14]*0.3+0.15*[.D14]+0.15*[.E14]+0.25*[.H14]" office:value-type="float" office:value="0.707383458646617" calcext:value-type="float">
            <text:p>0.707383458646617</text:p>
          </table:table-cell>
          <table:table-cell table:formula="of:=[.I14]+0.03" office:value-type="float" office:value="0.737383458646617" calcext:value-type="float">
            <text:p>0.737383458646617</text:p>
          </table:table-cell>
          <table:table-cell/>
        </table:table-row>
        <table:table-row table:style-name="ro1">
          <table:table-cell office:value-type="string" calcext:value-type="string">
            <text:p>Arnau</text:p>
          </table:table-cell>
          <table:table-cell office:value-type="string" calcext:value-type="string">
            <text:p>Llorens Clavell</text:p>
          </table:table-cell>
          <table:table-cell office:value-type="string" calcext:value-type="string">
            <text:p>allorens@poets.whittier.edu</text:p>
          </table:table-cell>
          <table:table-cell table:formula="of:=23.5/25" office:value-type="float" office:value="0.94" calcext:value-type="float">
            <text:p>0.94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0.838692319032876" calcext:value-type="float">
            <text:p>0.838692319032876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15]+[.F15]*0.3+0.15*[.D15]+0.15*[.E15]+0.25*[.H15]" office:value-type="float" office:value="0.935107695709863" calcext:value-type="float">
            <text:p>0.935107695709863</text:p>
          </table:table-cell>
          <table:table-cell table:formula="of:=[.I15]+0.03" office:value-type="float" office:value="0.965107695709863" calcext:value-type="float">
            <text:p>0.965107695709863</text:p>
          </table:table-cell>
          <table:table-cell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blozano@poets.whittier.edu</text:p>
          </table:table-cell>
          <table:table-cell table:formula="of:=22.5/25" office:value-type="float" office:value="0.9" calcext:value-type="float">
            <text:p>0.9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0.872917588087867" calcext:value-type="float">
            <text:p>0.872917588087867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16]+[.F16]*0.3+0.15*[.D16]+0.15*[.E16]+0.25*[.H16]" office:value-type="float" office:value="0.93187527642636" calcext:value-type="float">
            <text:p>0.93187527642636</text:p>
          </table:table-cell>
          <table:table-cell table:formula="of:=[.I16]+0.03" office:value-type="float" office:value="0.96187527642636" calcext:value-type="float">
            <text:p>0.96187527642636</text:p>
          </table:table-cell>
          <table:table-cell/>
        </table:table-row>
        <table:table-row table:style-name="ro1">
          <table:table-cell office:value-type="string" calcext:value-type="string">
            <text:p>Isabella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ilugo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15/20" office:value-type="float" office:value="0.75" calcext:value-type="float">
            <text:p>0.75</text:p>
          </table:table-cell>
          <table:table-cell office:value-type="float" office:value="0.0504201680672269" calcext:value-type="float">
            <text:p>0.050420168067227</text:p>
          </table:table-cell>
          <table:table-cell table:formula="of:=0.15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Oswe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omartine@poets.whittier.edu</text:p>
          </table:table-cell>
          <table:table-cell table:formula="of:=18.5/25" office:value-type="float" office:value="0.74" calcext:value-type="float">
            <text:p>0.74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0.854416187527642" calcext:value-type="float">
            <text:p>0.854416187527642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18]+[.F18]*0.3+0.15*[.D18]+0.15*[.E18]+0.25*[.H18]" office:value-type="float" office:value="0.902324856258293" calcext:value-type="float">
            <text:p>0.902324856258293</text:p>
          </table:table-cell>
          <table:table-cell table:formula="of:=[.I18]+0.03" office:value-type="float" office:value="0.932324856258293" calcext:value-type="float">
            <text:p>0.932324856258293</text:p>
          </table:table-cell>
          <table:table-cell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ppatel1@poets.whittier.edu</text:p>
          </table:table-cell>
          <table:table-cell table:formula="of:=25/25" office:value-type="float" office:value="1" calcext:value-type="float">
            <text:p>1</text:p>
          </table:table-cell>
          <table:table-cell table:formula="of:=22/20" office:value-type="float" office:value="1.1" calcext:value-type="float">
            <text:p>1.1</text:p>
          </table:table-cell>
          <table:table-cell office:value-type="float" office:value="0.730070765148165" calcext:value-type="float">
            <text:p>0.730070765148165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19]+[.F19]*0.3+0.15*[.D19]+0.15*[.E19]+0.25*[.H19]" office:value-type="float" office:value="0.93402122954445" calcext:value-type="float">
            <text:p>0.93402122954445</text:p>
          </table:table-cell>
          <table:table-cell table:formula="of:=[.I19]+0.03" office:value-type="float" office:value="0.96402122954445" calcext:value-type="float">
            <text:p>0.96402122954445</text:p>
          </table:table-cell>
          <table:table-cell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jsaw@poets.whittier.edu</text:p>
          </table:table-cell>
          <table:table-cell table:formula="of:=22/25" office:value-type="float" office:value="0.88" calcext:value-type="float">
            <text:p>0.88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0.730812324929972" calcext:value-type="float">
            <text:p>0.730812324929972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20]+[.F20]*0.3+0.15*[.D20]+0.15*[.E20]+0.25*[.H20]" office:value-type="float" office:value="0.893743697478991" calcext:value-type="float">
            <text:p>0.893743697478991</text:p>
          </table:table-cell>
          <table:table-cell table:formula="of:=[.I20]+0.03" office:value-type="float" office:value="0.923743697478992" calcext:value-type="float">
            <text:p>0.923743697478992</text:p>
          </table:table-cell>
          <table:table-cell/>
        </table:table-row>
        <table:table-row table:style-name="ro1">
          <table:table-cell office:value-type="string" calcext:value-type="string">
            <text:p>Shrijan</text:p>
          </table:table-cell>
          <table:table-cell office:value-type="string" calcext:value-type="string">
            <text:p>Shrestha</text:p>
          </table:table-cell>
          <table:table-cell office:value-type="string" calcext:value-type="string">
            <text:p>sshresth@poets.whittier.edu</text:p>
          </table:table-cell>
          <table:table-cell table:formula="of:=24/25" office:value-type="float" office:value="0.96" calcext:value-type="float">
            <text:p>0.96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0.839296771340115" calcext:value-type="float">
            <text:p>0.839296771340115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21]+[.F21]*0.3+0.15*[.D21]+0.15*[.E21]+0.25*[.H21]" office:value-type="float" office:value="0.938289031402034" calcext:value-type="float">
            <text:p>0.938289031402034</text:p>
          </table:table-cell>
          <table:table-cell table:formula="of:=[.I21]+0.03" office:value-type="float" office:value="0.968289031402034" calcext:value-type="float">
            <text:p>0.968289031402034</text:p>
          </table:table-cell>
          <table:table-cell/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Stapleton</text:p>
          </table:table-cell>
          <table:table-cell office:value-type="string" calcext:value-type="string">
            <text:p>wstaplet@poets.whittier.edu</text:p>
          </table:table-cell>
          <table:table-cell table:formula="of:=19/25" office:value-type="float" office:value="0.76" calcext:value-type="float">
            <text:p>0.76</text:p>
          </table:table-cell>
          <table:table-cell table:formula="of:=10/20" office:value-type="float" office:value="0.5" calcext:value-type="float">
            <text:p>0.5</text:p>
          </table:table-cell>
          <table:table-cell office:value-type="float" office:value="0.402240896358543" calcext:value-type="float">
            <text:p>0.402240896358543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22]+[.F22]*0.3+0.15*[.D22]+0.15*[.E22]+0.25*[.H22]" office:value-type="float" office:value="0.709672268907563" calcext:value-type="float">
            <text:p>0.709672268907563</text:p>
          </table:table-cell>
          <table:table-cell table:formula="of:=[.I22]+0.03" office:value-type="float" office:value="0.739672268907563" calcext:value-type="float">
            <text:p>0.739672268907563</text:p>
          </table:table-cell>
          <table:table-cell/>
        </table:table-row>
        <table:table-row table:style-name="ro1">
          <table:table-cell office:value-type="string" calcext:value-type="string">
            <text:p>Almas</text:p>
          </table:table-cell>
          <table:table-cell office:value-type="string" calcext:value-type="string">
            <text:p>Waseem</text:p>
          </table:table-cell>
          <table:table-cell office:value-type="string" calcext:value-type="string">
            <text:p>awaseem@poets.whittier.edu</text:p>
          </table:table-cell>
          <table:table-cell table:formula="of:=21.5/25" office:value-type="float" office:value="0.86" calcext:value-type="float">
            <text:p>0.86</text:p>
          </table:table-cell>
          <table:table-cell table:formula="of:=22/20" office:value-type="float" office:value="1.1" calcext:value-type="float">
            <text:p>1.1</text:p>
          </table:table-cell>
          <table:table-cell office:value-type="float" office:value="0.847201090962701" calcext:value-type="float">
            <text:p>0.847201090962701</text:p>
          </table:table-cell>
          <table:table-cell table:formula="of:=0.15" office:value-type="float" office:value="0.15" calcext:value-type="float">
            <text:p>0.15</text:p>
          </table:table-cell>
          <table:table-cell table:formula="of:=10/10" office:value-type="float" office:value="1" calcext:value-type="float">
            <text:p>1</text:p>
          </table:table-cell>
          <table:table-cell table:formula="of:=[.G23]+[.F23]*0.3+0.15*[.D23]+0.15*[.E23]+0.25*[.H23]" office:value-type="float" office:value="0.94816032728881" calcext:value-type="float">
            <text:p>0.94816032728881</text:p>
          </table:table-cell>
          <table:table-cell table:formula="of:=[.I23]+0.03" office:value-type="float" office:value="0.97816032728881" calcext:value-type="float">
            <text:p>0.9781603272888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year number:style="long"/>
      <number:text>/</number:text>
      <number:month number:style="long"/>
      <number:text>/</number:text>
      <number:day number:style="long"/>
    </number:date-style>
    <number:date-style style:name="N16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64P0" style:volatile="true">
      <number:number number:decimal-places="2" number:min-decimal-places="1" number:min-integer-digits="1" number:decimal-replacement=""/>
    </number:number-style>
    <number:number-style style:name="N164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64">
      <number:number number:decimal-places="0" number:min-decimal-places="0" number:min-integer-digits="1"/>
      <style:map style:condition="value()&gt;0" style:apply-style-name="N164P0"/>
      <style:map style:condition="value()&lt;0" style:apply-style-name="N164P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2-10-21T15:12:12</meta:creation-date>
    <dc:date>2022-12-07T15:01:56.518960041</dc:date>
    <meta:editing-duration>PT7H17M32S</meta:editing-duration>
    <meta:editing-cycles>31</meta:editing-cycles>
    <meta:document-statistic meta:table-count="1" meta:cell-count="228" meta:object-count="0"/>
  </office:meta>
</office:document-meta>
</file>